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82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 style:parent-style-name="standard">
      <style:graphic-properties draw:stroke="none" draw:fill="none" fo:min-height="20.6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7" style:family="graphic" style:parent-style-name="standard">
      <style:graphic-properties draw:stroke="none" draw:fill="none" fo:min-height="6.40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2" style:family="graphic" style:parent-style-name="standard">
      <style:graphic-properties draw:stroke="none" draw:fill="none" fo:min-height="7.6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5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472cm" svg:height="8.073cm" svg:x="0.2cm" svg:y="3.327cm">
          <draw:text-box>
            <text:p>var max = function(arr){reduce(function(a,b){if(a&gt;b)return a; else return b;},arr[0],arr)};</text:p>
            <text:p/>
            <text:p>//alternative to looping over rows, use map over a countlist(arr.length) index</text:p>
            <text:p>var countlist = function(n){</text:p>
            <text:p><text:s text:c="4"/>var countdown = function(n){//So ugly! But if you're gonna use this as an index, it makes more sense/keeps correct correspondances in count-up order.</text:p>
            <text:p><text:tab/>if(n&lt;=0) return [];</text:p>
            <text:p><text:tab/>return [n-1].concat(countdown(n-1));</text:p>
            <text:p><text:s text:c="4"/>}</text:p>
            <text:p><text:s text:c="4"/>countdown(n).reverse()</text:p>
            <text:p>}</text:p>
          </draw:text-box>
        </draw:frame>
        <draw:frame draw:style-name="gr2" draw:text-style-name="P3" draw:layer="layout" svg:width="7.8cm" svg:height="1.195cm" svg:x="0.8cm" svg:y="0.405cm">
          <draw:text-box>
            <text:p text:style-name="P2"><text:span text:style-name="T1">Housekeep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4.8cm" svg:height="11.627cm" svg:x="1.6cm" svg:y="4.6cm">
          <draw:text-box>
            <text:p>var ppntid = map(function(arow){arow["ppntid"]},expdf)</text:p>
            <text:p>var probA = map(function(arow){arow["probA"]},expdf)</text:p>
            <text:p>var probB = map(function(arow){arow["probB"]},expdf)</text:p>
            <text:p>var probC = map(function(arow){arow["probC"]},expdf)</text:p>
            <text:p>var payoffA = map(function(arow){arow["payoffA"]},expdf)</text:p>
            <text:p>var payoffB = map(function(arow){arow["payoffB"]},expdf)</text:p>
            <text:p>var payoffC = map(function(arow){arow["payoffC"]},expdf)</text:p>
            <text:p>//extra agent param setting for choice creation:</text:p>
            <text:p>var ppnt_calcsd = map(function(arow){arow["calc_sd"]},expdf)</text:p>
            <text:p>var ppnt_tolerance_prob <text:s/>= map(function(arow){arow["tolerance_prob"]},expdf)</text:p>
            <text:p>var ppnt_tolerance_payoff = map(function(arow){arow["tolerance_payoff"]},expdf)</text:p>
            <text:p>var ppnt_orderror = map(function(arow){arow["p_err"]},expdf)</text:p>
            <text:p/>
            <text:p>var hm_ppnts = max(map(function(arow){arow["ppntid"]},expdf))+1;</text:p>
            <text:p>var hm_trials = expdf.length;</text:p>
            <text:p/>
          </draw:text-box>
        </draw:frame>
        <draw:frame draw:style-name="gr4" draw:text-style-name="P3" draw:layer="layout" svg:width="23.6cm" svg:height="2.384cm" svg:x="1.8cm" svg:y="1cm">
          <draw:text-box>
            <text:p text:style-name="P2"><text:span text:style-name="T2">Read the </text:span><text:span text:style-name="T2">stimuli <text:s/>and </text:span><text:span text:style-name="T2">settings (from </text:span><text:span text:style-name="T2">R) into lis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5" draw:text-style-name="P1" draw:layer="layout" svg:width="27.098cm" svg:height="20.871cm" svg:x="0.302cm" svg:y="0cm">
          <draw:text-box>
            <text:p>var trial_calcobs = map(function(i){</text:p>
            <text:p><text:s text:c="4"/>var calcobs_arr =</text:p>
            <text:p><text:tab/>[probA[i]*payoffA[i]+gaussian({mu:0,sigma:ppnt_calcsd[i]}),</text:p>
            <text:p><text:tab/> probB[i]*payoffB[i]+gaussian({mu:0,sigma:ppnt_calcsd[i]}),</text:p>
            <text:p><text:tab/> probC[i]*payoffC[i]+gaussian({mu:0,sigma:ppnt_calcsd[i]})</text:p>
            <text:p><text:tab/>];</text:p>
            <text:p><text:s text:c="4"/>return calcobs_arr;</text:p>
            <text:p>},countlist(hm_trials))</text:p>
            <text:p/>
            <text:p>//ordinal observations for individual rows i</text:p>
            <text:p>var ordrelation = function(a,b,tolerance,orderr){//these args are individual values...</text:p>
            <text:p><text:s text:c="4"/>if(flip(orderr)) return categorical({vs:["&lt;","=","&gt;"],ps:[1,1,1]});</text:p>
            <text:p><text:s text:c="4"/>if(Math.abs(a-b)&lt;tolerance) return "=";</text:p>
            <text:p><text:s text:c="4"/>if(a&gt;b) return "&gt;";</text:p>
            <text:p><text:s text:c="4"/>if(a&lt;b) return "&lt;";</text:p>
            <text:p>}</text:p>
            <text:p>//convenient helper to get ord observations for every trial</text:p>
            <text:p>var ordrelation_list = function(a,b,tolerance){//but these args are lists, entire cols of data.df.</text:p>
            <text:p><text:s text:c="4"/>//Is it interesting that orderr is shared across attribute modality here?</text:p>
            <text:p><text:s text:c="4"/>map(function(i){ordrelation(a[i],b[i],tolerance[i],ppnt_orderror[i])},</text:p>
            <text:p><text:tab/>countlist(hm_trials))</text:p>
            <text:p>}</text:p>
            <text:p>//ord observations for each trial</text:p>
            <text:p>var ord_ABprob = ordrelation_list(probA,probB,ppnt_tolerance_prob);</text:p>
            <text:p>var ord_ACprob = ordrelation_list(probA,probC,ppnt_tolerance_prob);</text:p>
            <text:p>var ord_BCprob = ordrelation_list(probB,probC,ppnt_tolerance_prob);</text:p>
            <text:p>var ord_ABpayoff = ordrelation_list(payoffA,payoffB,ppnt_tolerance_payoff);</text:p>
            <text:p>var ord_ACpayoff = ordrelation_list(payoffA,payoffC,ppnt_tolerance_payoff);</text:p>
            <text:p>var ord_BCpayoff = ordrelation_list(payoffB,payoffC,ppnt_tolerance_payoff);</text:p>
          </draw:text-box>
        </draw:frame>
        <draw:frame draw:style-name="gr6" draw:text-style-name="P3" draw:layer="layout" svg:width="7.6cm" svg:height="4.027cm" svg:x="20.8cm" svg:y="0.173cm">
          <draw:text-box>
            <text:p text:style-name="P2"><text:span text:style-name="T1">Create calc and </text:span><text:span text:style-name="T1">ord observation </text:span><text:span text:style-name="T1">for each tri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7" draw:text-style-name="P1" draw:layer="layout" svg:width="28.27cm" svg:height="6.651cm" svg:x="-0.086cm" svg:y="4.016cm">
          <draw:text-box>
            <text:p>var agentMaker = function(i){</text:p>
            <text:p><text:s text:c="4"/>return function(){</text:p>
            <text:p><text:tab/>var agent_probs = repeat(3,function(){sample(Beta({a:1,b:1}))});</text:p>
            <text:p><text:tab/>var agent_payoffs = repeat(3,function(){sample(</text:p>
            <text:p><text:tab/> <text:s text:c="3"/>Gaussian({mu:100,sigma:10}) </text:p>
            <text:p><text:tab/>)});</text:p>
          </draw:text-box>
        </draw:frame>
        <draw:frame draw:style-name="gr8" draw:text-style-name="P3" draw:layer="layout" svg:width="20cm" svg:height="1.6cm" svg:x="0.4cm" svg:y="0.4cm">
          <draw:text-box>
            <text:p text:style-name="P2"><text:span text:style-name="T3">Create a </text:span><text:span text:style-name="T3">decision-</text:span><text:span text:style-name="T3">maker for </text:span><text:span text:style-name="T3">each trial</text:span></text:p>
          </draw:text-box>
        </draw:frame>
        <draw:frame draw:style-name="gr9" draw:text-style-name="P3" draw:layer="layout" svg:width="10.8cm" svg:height="2.453cm" svg:x="18.8cm" svg:y="2.747cm">
          <draw:text-box>
            <text:p text:style-name="P2"><text:span text:style-name="T3">Set priors on </text:span><text:span text:style-name="T3">prob and </text:span><text:span text:style-name="T3">payof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0" draw:text-style-name="P5" draw:layer="layout" svg:width="27.6cm" svg:height="10.4cm" svg:x="0.2cm" svg:y="3.8cm">
          <draw:text-box>
            <text:p><text:span text:style-name="T4"><text:tab/></text:span><text:span text:style-name="T4">//observe the </text:span><text:span text:style-name="T4">calculation observations: </text:span><text:span text:style-name="T4">calcobs is known to be </text:span><text:span text:style-name="T4">prob*payoff+noise, calcobs </text:span><text:span text:style-name="T4">is known, noise is known, </text:span><text:span text:style-name="T4">prob and payoff are </text:span><text:span text:style-name="T4">inferred.</text:span></text:p>
            <text:p><text:span text:style-name="T4"><text:tab/></text:span><text:span text:style-name="T4">observe(Gaussian({mu:ag</text:span><text:span text:style-name="T4">ent_probs[0]*agent_payoff</text:span><text:span text:style-name="T4">s[0],sigma:ppnt_calcsd[i]}),</text:span><text:span text:style-name="T4">trial_calcobs[i][0])</text:span></text:p>
            <text:p><text:span text:style-name="T4"><text:tab/></text:span><text:span text:style-name="T4">observe(Gaussian({mu:ag</text:span><text:span text:style-name="T4">ent_probs[1]*agent_payoff</text:span><text:span text:style-name="T4">s[1],sigma:ppnt_calcsd[i]}),</text:span><text:span text:style-name="T4">trial_calcobs[i][1])</text:span></text:p>
            <text:p><text:span text:style-name="T4"><text:tab/></text:span><text:span text:style-name="T4">observe(Gaussian({mu:ag</text:span><text:span text:style-name="T4">ent_probs[2]*agent_payoff</text:span><text:span text:style-name="T4">s[2],sigma:ppnt_calcsd[i]}),</text:span><text:span text:style-name="T4">trial_calcobs[i][2])</text:span></text:p>
            <text:p/>
            <text:p><text:span text:style-name="T4"><text:tab/></text:span><text:span text:style-name="T4">//similarly, agent </text:span><text:span text:style-name="T4">knows exactly how </text:span><text:span text:style-name="T4">ordrelation works, needs </text:span><text:span text:style-name="T4">its prob and payoffs to </text:span><text:span text:style-name="T4">produce ord relations </text:span><text:span text:style-name="T4">consistent with the </text:span><text:span text:style-name="T4">observed ones.</text:span></text:p>
            <text:p><text:span text:style-name="T4"><text:tab/></text:span><text:span text:style-name="T4">condition(ordrelation(agent</text:span><text:span text:style-name="T4">_probs[0],agent_probs[1],p</text:span><text:span text:style-name="T4">pnt_tolerance_prob[i])==or</text:span><text:span text:style-name="T4">d_ABprob[i]);</text:span></text:p>
            <text:p><text:span text:style-name="T4"><text:tab/></text:span><text:span text:style-name="T4">condition(ordrelation(agent</text:span><text:span text:style-name="T4">_probs[0],agent_probs[2],p</text:span><text:span text:style-name="T4">pnt_tolerance_prob[i])==or</text:span><text:span text:style-name="T4">d_ACprob[i]);</text:span></text:p>
            <text:p><text:span text:style-name="T4"><text:tab/></text:span><text:span text:style-name="T4">condition(ordrelation(agent</text:span><text:span text:style-name="T4">_probs[1],agent_probs[2],p</text:span><text:span text:style-name="T4">pnt_tolerance_prob[i])==or</text:span><text:span text:style-name="T4">d_BCprob[i]);</text:span></text:p>
            <text:p><text:span text:style-name="T4"><text:tab/></text:span><text:span text:style-name="T4">condition(ordrelation(agent</text:span><text:span text:style-name="T4">_payoffs[0],agent_payoffs[</text:span><text:span text:style-name="T4">1],ppnt_tolerance_payoff[i]</text:span><text:span text:style-name="T4">)==ord_ABpayoff[i]);</text:span></text:p>
            <text:p><text:span text:style-name="T4"><text:tab/></text:span><text:span text:style-name="T4">condition(ordrelation(agent</text:span><text:span text:style-name="T4">_payoffs[0],agent_payoffs[</text:span><text:span text:style-name="T4">2],ppnt_tolerance_payoff[i]</text:span><text:span text:style-name="T4">)==ord_ACpayoff[i]);</text:span></text:p>
            <text:p><text:span text:style-name="T4"><text:tab/></text:span><text:span text:style-name="T4">condition(ordrelation(agent</text:span><text:span text:style-name="T4">_payoffs[1],agent_payoffs[</text:span><text:span text:style-name="T4">2],ppnt_tolerance_payoff[i]</text:span><text:span text:style-name="T4">)==ord_BCpayoff[i]);</text:span></text:p>
            <text:p/>
          </draw:text-box>
        </draw:frame>
        <draw:frame draw:style-name="gr11" draw:text-style-name="P3" draw:layer="layout" svg:width="23cm" svg:height="2cm" svg:x="0.4cm" svg:y="0.4cm">
          <draw:text-box>
            <text:p text:style-name="P2"><text:span text:style-name="T5">(probabilistically) </text:span><text:span text:style-name="T5">Constrain inferred </text:span><text:span text:style-name="T5">prob and payoff to </text:span><text:span text:style-name="T5">be consistent with </text:span><text:span text:style-name="T5">ord and calc </text:span><text:span text:style-name="T5">observa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2" draw:text-style-name="P1" draw:layer="layout" svg:width="20.007cm" svg:height="7.94cm" svg:x="1.593cm" svg:y="6.06cm">
          <draw:text-box>
            <text:p><text:tab/>//return a choice</text:p>
            <text:p><text:tab/>var estvalA = agent_probs[0]*agent_payoffs[0]</text:p>
            <text:p><text:tab/>var estvalB = agent_probs[1]*agent_payoffs[1]</text:p>
            <text:p><text:tab/>var estvalC = agent_probs[2]*agent_payoffs[2]</text:p>
            <text:p/>
            <text:p><text:tab/>if(estvalA&gt;estvalB&amp;&amp;estvalA&gt;estvalC) return 1;</text:p>
            <text:p><text:tab/>if(estvalB&gt;estvalA&amp;&amp;estvalB&gt;estvalC) return 2;</text:p>
            <text:p><text:tab/>if(estvalC&gt;estvalA&amp;&amp;estvalC&gt;estvalB) return 3;</text:p>
            <text:p><text:tab/>}</text:p>
            <text:p>}</text:p>
          </draw:text-box>
        </draw:frame>
        <draw:frame draw:style-name="gr13" draw:text-style-name="P3" draw:layer="layout" svg:width="26.8cm" svg:height="1.673cm" svg:x="1cm" svg:y="1cm">
          <draw:text-box>
            <text:p text:style-name="P2"><text:span text:style-name="T1">Decision maker </text:span><text:span text:style-name="T1">returns choice </text:span><text:span text:style-name="T1">with maximum </text:span><text:span text:style-name="T1">expected retur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4" draw:text-style-name="P5" draw:layer="layout" svg:width="27.4cm" svg:height="17.8cm" svg:x="0.4cm" svg:y="3cm">
          <draw:text-box>
            <text:p>var choices = <text:s/>map(function(i){</text:p>
            <text:p><text:s text:c="4"/>var agent = Infer({method:"MCMC",samples:499,lag:0,burn:100,model:agentMaker(i)}); </text:p>
            <text:p><text:s text:c="4"/>//Take the best:</text:p>
            <text:p><text:s text:c="4"/>var A = Math.exp(agent.score(1)); //exp converts to probability, which I guess is not necessary here but feels nice.</text:p>
            <text:p><text:s text:c="4"/>var B = Math.exp(agent.score(2));</text:p>
            <text:p><text:s text:c="4"/>var C = Math.exp(agent.score(3));</text:p>
            <text:p><text:s text:c="4"/>if(A&gt;B&amp;&amp;A&gt;C)return 1;</text:p>
            <text:p><text:s text:c="4"/>if(B&gt;A&amp;&amp;B&gt;C)return 2;</text:p>
            <text:p><text:s text:c="4"/>if(C&gt;A&amp;&amp;C&gt;B)return 3;</text:p>
            <text:p>//Ties rare, but possible if #samples%2==0||#samples%3==0</text:p>
            <text:p>//Tiebreaker:</text:p>
            <text:p><text:s text:c="4"/>var trialprobs = [Math.exp(agent.score(1)),Math.exp(agent.score(2)),Math.exp(agent.score(3))];</text:p>
            <text:p><text:s text:c="4"/>return categorical({vs:[1,2,3],ps:Vector(trialprobs)});</text:p>
            <text:p/>
            <text:p>},countlist(hm_trials))</text:p>
          </draw:text-box>
        </draw:frame>
        <draw:frame draw:style-name="gr8" draw:text-style-name="P3" draw:layer="layout" svg:width="26.6cm" svg:height="2.384cm" svg:x="0.4cm" svg:y="0.4cm">
          <draw:text-box>
            <text:p text:style-name="P2"><text:span text:style-name="T6">Take 500 samples of </text:span><text:span text:style-name="T6">each row’s decision </text:span><text:span text:style-name="T6">maker using ‘Infer’: </text:span><text:span text:style-name="T6">this gives the </text:span><text:span text:style-name="T6">posterior belief for </text:span><text:span text:style-name="T6">each option that it is </text:span><text:span text:style-name="T6">the best one. Take the </text:span><text:span text:style-name="T6">option with the </text:span><text:span text:style-name="T6">highest probability of </text:span><text:span text:style-name="T6">being best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3" draw:layer="layout" svg:width="7.4cm" svg:height="1.352cm" svg:x="2cm" svg:y="1cm">
          <draw:text-box>
            <text:p text:style-name="P2"><text:span text:style-name="T3">Return</text:span></text:p>
          </draw:text-box>
        </draw:frame>
        <draw:frame draw:style-name="gr15" draw:text-style-name="P5" draw:layer="layout" svg:width="28cm" svg:height="6.65cm" svg:x="0cm" svg:y="3.2cm">
          <draw:text-box>
            <text:p><text:span text:style-name="T7">var ret =[trial_calcobs,</text:span></text:p>
            <text:p><text:span text:style-name="T7">ord_Abprob,</text:span></text:p>
            <text:p><text:span text:style-name="T7">ord_Acprob,</text:span></text:p>
            <text:p><text:span text:style-name="T7">ord_Bcprob,</text:span></text:p>
            <text:p><text:span text:style-name="T7">ord_Abpayoff,</text:span></text:p>
            <text:p><text:span text:style-name="T7">ord_Acpayoff,</text:span></text:p>
            <text:p><text:span text:style-name="T7">ord_Bcpayoff,</text:span></text:p>
            <text:p><text:span text:style-name="T7">choices];</text:span></text:p>
            <text:p><text:span text:style-name="T7">re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4T15:04:49.135109000</meta:creation-date>
    <dc:date>2018-01-24T15:29:40.528455800</dc:date>
    <meta:editing-duration>PT13M40S</meta:editing-duration>
    <meta:editing-cycles>3</meta:editing-cycles>
    <meta:generator>LibreOffice/5.1.6.2$Linux_X86_64 LibreOffice_project/10m0$Build-2</meta:generator>
    <meta:document-statistic meta:object-count="54"/>
  </office:meta>
</office:document-meta>
</file>